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3.7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Sheet1.M26" table:end-x="1.249cm" table:end-y="0.054cm" draw:z-index="0" draw:style-name="gr1" svg:width="13.687cm" svg:height="10.559cm" svg:x="1.11cm" svg:y="0.292cm">
              <draw:object draw:notify-on-update-of-ranges="Sheet1.C4:Sheet1.C8 Sheet1.D3:Sheet1.D3 Sheet1.D4:Sheet1.D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Number of pixels</text:p>
          </table:table-cell>
          <table:table-cell office:value-type="string">
            <text:p>Computation Time (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70*134" office:value-type="float" office:value="9380">
            <text:p>9380</text:p>
          </table:table-cell>
          <table:table-cell office:value-type="float" office:value="0.068">
            <text:p>0.06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398*568" office:value-type="float" office:value="226064">
            <text:p>226064</text:p>
          </table:table-cell>
          <table:table-cell office:value-type="float" office:value="8.15">
            <text:p>8.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80*640" office:value-type="float" office:value="307200">
            <text:p>307200</text:p>
          </table:table-cell>
          <table:table-cell office:value-type="float" office:value="11.82">
            <text:p>11.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975*754" office:value-type="float" office:value="735150">
            <text:p>735150</text:p>
          </table:table-cell>
          <table:table-cell office:value-type="float" office:value="31.26">
            <text:p>31.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274*960" office:value-type="float" office:value="1223040">
            <text:p>1223040</text:p>
          </table:table-cell>
          <table:table-cell office:value-type="float" office:value="55.5">
            <text:p>55.5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umber of Cores Used</text:p>
          </table:table-cell>
          <table:table-cell office:value-type="string">
            <text:p>Computation Time (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6.12">
            <text:p>16.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9.15">
            <text:p>9.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7.45">
            <text:p>7.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17">
            <text:p>6.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6.15">
            <text:p>6.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6.67">
            <text:p>6.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6.21">
            <text:p>6.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6.24">
            <text:p>6.24</text:p>
          </table:table-cell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Sheet1.N59" table:end-x="0.771cm" table:end-y="0.131cm" draw:z-index="1" draw:style-name="gr1" svg:width="15.659cm" svg:height="12.443cm" svg:x="0.919cm" svg:y="0.284cm">
              <draw:object draw:notify-on-update-of-ranges="Sheet1.C13:Sheet1.C13 Sheet1.C14:Sheet1.C21 Sheet1.D13:Sheet1.D13 Sheet1.D14:Sheet1.D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5/03/2012</text:date>, <text:time>14:3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h23g08 </meta:initial-creator>
    <meta:creation-date>2012-03-05T14:06:01</meta:creation-date>
    <meta:generator>OpenOffice.org/3.2$Unix OpenOffice.org_project/320m19$Build-9505</meta:generator>
    <dc:date>2012-03-05T14:37:16</dc:date>
    <dc:creator>mh23g08 </dc:creator>
    <meta:editing-duration>PT00H28M19S</meta:editing-duration>
    <meta:editing-cycles>5</meta:editing-cycles>
    <meta:document-statistic meta:table-count="3" meta:cell-count="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88cm" svg:height="10.56cm" xlink:href=".." chart:class="chart:scatter" chart:style-name="ch1">
        <chart:title svg:x="5.045cm" svg:y="0.212cm" chart:style-name="ch2">
          <text:p>Computation Time</text:p>
        </chart:title>
        <chart:plot-area chart:style-name="ch3" table:cell-range-address="Sheet1.C3:Sheet1.D8" chart:data-source-has-labels="row" svg:x="0.345cm" svg:y="0.926cm" svg:width="13.07cm" svg:height="9.413cm">
          <chart:axis chart:dimension="x" chart:name="primary-x" chart:style-name="ch4">
            <chart:title svg:x="5.605cm" svg:y="9.978cm" chart:style-name="ch5">
              <text:p>Size of image (Pixels)</text:p>
            </chart:title>
            <chart:grid chart:style-name="ch6" chart:class="major"/>
          </chart:axis>
          <chart:axis chart:dimension="y" chart:name="primary-y" chart:style-name="ch4">
            <chart:title svg:x="0.274cm" svg:y="6.894cm" chart:style-name="ch7">
              <text:p>Computation Time (s)</text:p>
            </chart:title>
            <chart:grid chart:style-name="ch6" chart:class="major"/>
          </chart:axis>
          <chart:series chart:style-name="ch8" chart:values-cell-range-address="Sheet1.D4:Sheet1.D8" chart:label-cell-address="Sheet1.D3:Sheet1.D3" chart:class="chart:scatter">
            <chart:domain table:cell-range-address="Sheet1.C4:Sheet1.C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D3:Sheet1.D3">Computation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80">
                <text:p text:id="Sheet1.C4:Sheet1.C8">9380</text:p>
              </table:table-cell>
              <table:table-cell office:value-type="float" office:value="0.068">
                <text:p text:id="Sheet1.D4:Sheet1.D8">0.0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6064">
                <text:p>226064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200">
                <text:p>307200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5150">
                <text:p>735150</text:p>
              </table:table-cell>
              <table:table-cell office:value-type="float" office:value="31.26">
                <text:p>31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3040">
                <text:p>1223040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6cm" svg:height="12.444cm" xlink:href=".." chart:class="chart:scatter" chart:style-name="ch1">
        <chart:title svg:x="5.554cm" svg:y="0.249cm" chart:style-name="ch2">
          <text:p>Number of Cores Used</text:p>
        </chart:title>
        <chart:subtitle svg:x="5.898cm" svg:y="1cm" chart:style-name="ch3">
          <text:p>With 8 Core Computer</text:p>
        </chart:subtitle>
        <chart:plot-area chart:style-name="ch4" table:cell-range-address="Sheet1.C13:Sheet1.D21" chart:data-source-has-labels="row" svg:x="0.425cm" svg:y="1.699cm" svg:width="14.922cm" svg:height="10.45cm">
          <chart:axis chart:dimension="x" chart:name="primary-x" chart:style-name="ch5">
            <chart:title svg:x="6.941cm" svg:y="11.825cm" chart:style-name="ch6">
              <text:p>Number of Cores</text:p>
            </chart:title>
          </chart:axis>
          <chart:axis chart:dimension="y" chart:name="primary-y" chart:style-name="ch5">
            <chart:title svg:x="0.314cm" svg:y="8.186cm" chart:style-name="ch7">
              <text:p>Computation Time (s)</text:p>
            </chart:title>
            <chart:grid chart:style-name="ch8" chart:class="major"/>
          </chart:axis>
          <chart:series chart:style-name="ch9" chart:values-cell-range-address="Sheet1.D14:Sheet1.D21" chart:label-cell-address="Sheet1.D13:Sheet1.D13" chart:class="chart:scatter">
            <chart:domain table:cell-range-address="Sheet1.C14:Sheet1.C2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D13:Sheet1.D13">Computation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C14:Sheet1.C21">1</text:p>
              </table:table-cell>
              <table:table-cell office:value-type="float" office:value="16.12">
                <text:p text:id="Sheet1.D14:Sheet1.D21">16.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24">
                <text:p>6.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